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935cm" svg:x="1.4cm" svg:y="0.837cm" presentation:class="subtitle">
          <draw:text-box>
            <text:p>Linux multiplexing</text:p>
            <text:p>Mark Veltzer</text:p>
            <text:p>mailto: mark@veltzer.ne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multiplex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ltiplexing is doing more than one IO operation in one thread at a time.</text:p>
              </text:list-item>
              <text:list-item>
                <text:p>It is also used in the more general meaning of waiting for more than one thing to happen.</text:p>
              </text:list-item>
              <text:list-item>
                <text:p>In our case it means waiting for more than one thing to happen at the OS level.</text:p>
              </text:list-item>
              <text:list-item>
                <text:p>This could be IO, signal, event from another thread, timer and mo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and multi-thread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ome see multiplexing as an alternative to multi threading.</text:p>
              </text:list-item>
              <text:list-item>
                <text:p>If one task can do IO on many file descriptors and if IO is slow then one task may handle all the IO of the system.</text:p>
              </text:list-item>
              <text:list-item>
                <text:p>This is true and practice has shown that you can implement a very efficient web server using a single thread.</text:p>
              </text:list-item>
              <text:list-item>
                <text:p>Note that this has nothing to do with content generation or business logic. They may need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ultiplexing and multi-threading (cont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Multiplexing can also be used in concert with multi-threading.</text:p>
              </text:list-item>
              <text:list-item>
                <text:p>Either one thread will do multiplexing and will use a thread pool to do business logic.</text:p>
              </text:list-item>
              <text:list-item>
                <text:p>Or you could have more than one multiplexer (with it's own thread pool, or not...)</text:p>
              </text:list-item>
              <text:list-item>
                <text:p>Because of the rising speed of network devices you may need more than one multiplexer.</text:p>
              </text:list-item>
              <text:list-item>
                <text:p>Obviously then you need to divide connections/file descriptors between your multiplexing threa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signal handling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ignal handling could be seen as a sort of multiplexing.</text:p>
              </text:list-item>
              <text:list-item>
                <text:p>It enabled you to do more than one thing in one thread: both wait for a signal and do synchronous IO <text:span text:style-name="T1">at the same time.</text:span></text:p>
              </text:list-item>
              <text:list-item>
                <text:p><text:span text:style-name="T2">But signal handling is asynchronous which cause problems for many programmers.</text:span></text:p>
              </text:list-item>
              <text:list-item>
                <text:p><text:span text:style-name="T2">While multiplexing is synchronous (albeit not easy to implement correctly).</text:span></text:p>
              </text:list-item>
              <text:list-item>
                <text:p><text:span text:style-name="T2">And signal handling was never scalable to a large number of concurrent task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about asynchronous IO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synchronous IO does allow you to do something like multiplexing: do IO and not wait for it to complete.</text:p>
              </text:list-item>
              <text:list-item>
                <text:p>But how would you know that the IO has completed?</text:p>
              </text:list-item>
              <text:list-item>
                <text:p>You either get a signal with signal handling problems.</text:p>
              </text:list-item>
              <text:list-item>
                <text:p>Or wait. But that is exactly what multiplexing do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 reactor patter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The reactor pattern in ACE and other frameworks is a pattern built on top of the OS specific multiplexing API.</text:p>
              </text:list-item>
              <text:list-item>
                <text:p>You write an object with methods to handle various types of events.</text:p>
              </text:list-item>
              <text:list-item>
                <text:p>The framework waits using the OS API for one of the events to happen.</text:p>
              </text:list-item>
              <text:list-item>
                <text:p>When the event happens the thread wakes up and calls you code.</text:p>
              </text:list-item>
              <text:list-item>
                <text:p>And you get a nice C++ OO API so that you can easily write the event handlers independent of each oth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UNIX 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File descriptors in UNIX were flexible to being with.</text:p>
              </text:list-item>
              <text:list-item>
                <text:p>The could stand for:</text:p>
                <text:list>
                  <text:list-item>
                    <text:p>Regular file</text:p>
                  </text:list-item>
                  <text:list-item>
                    <text:p>Device driver</text:p>
                  </text:list-item>
                  <text:list-item>
                    <text:p>Network socket</text:p>
                  </text:list-item>
                  <text:list-item>
                    <text:p>Listening socket</text:p>
                  </text:list-item>
                </text:list>
              </text:list-item>
              <text:list-item>
                <text:p>So multiplexing on many file descriptors is already powerfu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ile descriptors in Linux 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n order to make multiplexing more flexible and effective the concept of file descriptor was enhanced in Linux to include things that were never in the UNIX definition.</text:p>
              </text:list-item>
              <text:list-item>
                <text:p>In Linux a file descriptor can also be:</text:p>
                <text:list>
                  <text:list-item>
                    <text:p>Timer (timefd)</text:p>
                  </text:list-item>
                  <text:list-item>
                    <text:p>Signal file descriptor for synchronous signal delivery. (signalfd)</text:p>
                  </text:list-item>
                  <text:list-item>
                    <text:p>Event from another thread or process (eventf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nux multiplexing API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Is comprised of three system calls (or system call groups): select, poll and epoll.</text:p>
              </text:list-item>
              <text:list-item>
                <text:p>They all work on file descriptors.</text:p>
              </text:list-item>
              <text:list-item>
                <text:p>Since file descriptor in Linux can stand for many things (regular file, networ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2-03-05T05:20:05</meta:creation-date>
    <meta:editing-duration>PT25M7S</meta:editing-duration>
    <meta:editing-cycles>7</meta:editing-cycles>
    <dc:date>2012-03-05T05:45:09</dc:date>
    <dc:creator>Mark Veltzer</dc:creator>
    <meta:generator>LibreOffice/3.4$Linux LibreOffice_project/340m1$Build-402</meta:generator>
    <meta:document-statistic meta:object-count="60"/>
  </office:meta>
</office:document-meta>
</file>